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mework 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an Kel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C 32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RAND MAX VALU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Hundred Thousands)</text:p>
          </table:table-cell>
          <table:table-cell table:number-columns-repeated="2"/>
          <table:table-cell table:style-name="ce1" office:value-type="string" calcext:value-type="string">
            <text:p>.5 Million</text:p>
          </table:table-cell>
          <table:table-cell table:number-columns-repeated="2"/>
          <table:table-cell table:style-name="ce1" office:value-type="string" calcext:value-type="string">
            <text:p>5 Million</text:p>
          </table:table-cell>
          <table:table-cell table:number-columns-repeated="2"/>
          <table:table-cell table:style-name="ce1" office:value-type="string" calcext:value-type="string">
            <text:p>50 Million</text:p>
          </table:table-cell>
        </table:table-row>
        <table:table-row table:style-name="ro1">
          <table:table-cell table:style-name="ce1" office:value-type="string" calcext:value-type="string">
            <text:p>Insert Size</text:p>
          </table:table-cell>
          <table:table-cell/>
          <table:table-cell table:style-name="ce1" office:value-type="string" calcext:value-type="string">
            <text:p>DSW</text:p>
          </table:table-cell>
          <table:table-cell table:style-name="ce1" office:value-type="string" calcext:value-type="string">
            <text:p>AVL</text:p>
          </table:table-cell>
          <table:table-cell table:style-name="ce1"/>
          <table:table-cell table:style-name="ce1" office:value-type="string" calcext:value-type="string">
            <text:p>DSW</text:p>
          </table:table-cell>
          <table:table-cell table:style-name="ce1" office:value-type="string" calcext:value-type="string">
            <text:p>AVL</text:p>
          </table:table-cell>
          <table:table-cell table:style-name="ce1"/>
          <table:table-cell table:style-name="ce1" office:value-type="string" calcext:value-type="string">
            <text:p>DSW</text:p>
          </table:table-cell>
          <table:table-cell table:style-name="ce1" office:value-type="string" calcext:value-type="string">
            <text:p>AV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103865" calcext:value-type="float">
            <text:p>0.103865</text:p>
          </table:table-cell>
          <table:table-cell office:value-type="float" office:value="0.179365" calcext:value-type="float">
            <text:p>0.179365</text:p>
          </table:table-cell>
          <table:table-cell/>
          <table:table-cell office:value-type="float" office:value="0.105814" calcext:value-type="float">
            <text:p>0.105814</text:p>
          </table:table-cell>
          <table:table-cell office:value-type="float" office:value="0.195973" calcext:value-type="float">
            <text:p>0.195973</text:p>
          </table:table-cell>
          <table:table-cell/>
          <table:table-cell office:value-type="float" office:value="0.107582" calcext:value-type="float">
            <text:p>0.107582</text:p>
          </table:table-cell>
          <table:table-cell office:value-type="float" office:value="0.199767" calcext:value-type="float">
            <text:p>0.199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0868" calcext:value-type="float">
            <text:p>0.340868</text:p>
          </table:table-cell>
          <table:table-cell office:value-type="float" office:value="0.382308" calcext:value-type="float">
            <text:p>0.382308</text:p>
          </table:table-cell>
          <table:table-cell/>
          <table:table-cell office:value-type="float" office:value="0.334704" calcext:value-type="float">
            <text:p>0.334704</text:p>
          </table:table-cell>
          <table:table-cell office:value-type="float" office:value="0.558318" calcext:value-type="float">
            <text:p>0.558318</text:p>
          </table:table-cell>
          <table:table-cell/>
          <table:table-cell office:value-type="float" office:value="0.336847" calcext:value-type="float">
            <text:p>0.336847</text:p>
          </table:table-cell>
          <table:table-cell office:value-type="float" office:value="0.6004" calcext:value-type="float">
            <text:p>0.6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929324" calcext:value-type="float">
            <text:p>0.929324</text:p>
          </table:table-cell>
          <table:table-cell office:value-type="float" office:value="0.585398" calcext:value-type="float">
            <text:p>0.585398</text:p>
          </table:table-cell>
          <table:table-cell/>
          <table:table-cell office:value-type="float" office:value="0.758539" calcext:value-type="float">
            <text:p>0.758539</text:p>
          </table:table-cell>
          <table:table-cell office:value-type="float" office:value="1.11476" calcext:value-type="float">
            <text:p>1.11476</text:p>
          </table:table-cell>
          <table:table-cell/>
          <table:table-cell office:value-type="float" office:value="0.757536" calcext:value-type="float">
            <text:p>0.757536</text:p>
          </table:table-cell>
          <table:table-cell office:value-type="float" office:value="1.2713" calcext:value-type="float">
            <text:p>1.2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.01515" calcext:value-type="float">
            <text:p>2.01515</text:p>
          </table:table-cell>
          <table:table-cell office:value-type="float" office:value="0.787599" calcext:value-type="float">
            <text:p>0.787599</text:p>
          </table:table-cell>
          <table:table-cell/>
          <table:table-cell office:value-type="float" office:value="1.31886" calcext:value-type="float">
            <text:p>1.31886</text:p>
          </table:table-cell>
          <table:table-cell office:value-type="float" office:value="1.69189" calcext:value-type="float">
            <text:p>1.69189</text:p>
          </table:table-cell>
          <table:table-cell/>
          <table:table-cell office:value-type="float" office:value="1.31631" calcext:value-type="float">
            <text:p>1.31631</text:p>
          </table:table-cell>
          <table:table-cell office:value-type="float" office:value="2.0461" calcext:value-type="float">
            <text:p>2.04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.69158" calcext:value-type="float">
            <text:p>3.69158</text:p>
          </table:table-cell>
          <table:table-cell office:value-type="float" office:value="0.957236" calcext:value-type="float">
            <text:p>0.957236</text:p>
          </table:table-cell>
          <table:table-cell/>
          <table:table-cell office:value-type="float" office:value="1.93903" calcext:value-type="float">
            <text:p>1.93903</text:p>
          </table:table-cell>
          <table:table-cell office:value-type="float" office:value="2.25501" calcext:value-type="float">
            <text:p>2.25501</text:p>
          </table:table-cell>
          <table:table-cell/>
          <table:table-cell office:value-type="float" office:value="1.935" calcext:value-type="float">
            <text:p>1.935</text:p>
          </table:table-cell>
          <table:table-cell office:value-type="float" office:value="2.8517" calcext:value-type="float">
            <text:p>2.85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6.2047" calcext:value-type="float">
            <text:p>6.2047</text:p>
          </table:table-cell>
          <table:table-cell office:value-type="float" office:value="1.14653" calcext:value-type="float">
            <text:p>1.14653</text:p>
          </table:table-cell>
          <table:table-cell/>
          <table:table-cell office:value-type="float" office:value="2.64869" calcext:value-type="float">
            <text:p>2.64869</text:p>
          </table:table-cell>
          <table:table-cell office:value-type="float" office:value="2.77551" calcext:value-type="float">
            <text:p>2.77551</text:p>
          </table:table-cell>
          <table:table-cell/>
          <table:table-cell office:value-type="float" office:value="2.60041" calcext:value-type="float">
            <text:p>2.60041</text:p>
          </table:table-cell>
          <table:table-cell office:value-type="float" office:value="3.67152" calcext:value-type="float">
            <text:p>3.671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9.66477" calcext:value-type="float">
            <text:p>9.66477</text:p>
          </table:table-cell>
          <table:table-cell office:value-type="float" office:value="1.3358" calcext:value-type="float">
            <text:p>1.3358</text:p>
          </table:table-cell>
          <table:table-cell/>
          <table:table-cell office:value-type="float" office:value="3.45042" calcext:value-type="float">
            <text:p>3.45042</text:p>
          </table:table-cell>
          <table:table-cell office:value-type="float" office:value="3.27542" calcext:value-type="float">
            <text:p>3.27542</text:p>
          </table:table-cell>
          <table:table-cell/>
          <table:table-cell office:value-type="float" office:value="3.31039" calcext:value-type="float">
            <text:p>3.31039</text:p>
          </table:table-cell>
          <table:table-cell office:value-type="float" office:value="4.52383" calcext:value-type="float">
            <text:p>4.523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4.2215" calcext:value-type="float">
            <text:p>14.2215</text:p>
          </table:table-cell>
          <table:table-cell office:value-type="float" office:value="1.51913" calcext:value-type="float">
            <text:p>1.51913</text:p>
          </table:table-cell>
          <table:table-cell/>
          <table:table-cell office:value-type="float" office:value="4.36283" calcext:value-type="float">
            <text:p>4.36283</text:p>
          </table:table-cell>
          <table:table-cell office:value-type="float" office:value="3.75154" calcext:value-type="float">
            <text:p>3.75154</text:p>
          </table:table-cell>
          <table:table-cell/>
          <table:table-cell office:value-type="float" office:value="4.061" calcext:value-type="float">
            <text:p>4.061</text:p>
          </table:table-cell>
          <table:table-cell office:value-type="float" office:value="5.38029" calcext:value-type="float">
            <text:p>5.380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.076" calcext:value-type="float">
            <text:p>20.076</text:p>
          </table:table-cell>
          <table:table-cell office:value-type="float" office:value="1.70615" calcext:value-type="float">
            <text:p>1.70615</text:p>
          </table:table-cell>
          <table:table-cell/>
          <table:table-cell office:value-type="float" office:value="5.39572" calcext:value-type="float">
            <text:p>5.39572</text:p>
          </table:table-cell>
          <table:table-cell office:value-type="float" office:value="4.22642" calcext:value-type="float">
            <text:p>4.22642</text:p>
          </table:table-cell>
          <table:table-cell/>
          <table:table-cell office:value-type="float" office:value="4.83521" calcext:value-type="float">
            <text:p>4.83521</text:p>
          </table:table-cell>
          <table:table-cell office:value-type="float" office:value="6.23825" calcext:value-type="float">
            <text:p>6.23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7.4095" calcext:value-type="float">
            <text:p>27.4095</text:p>
          </table:table-cell>
          <table:table-cell office:value-type="float" office:value="1.91411" calcext:value-type="float">
            <text:p>1.91411</text:p>
          </table:table-cell>
          <table:table-cell/>
          <table:table-cell office:value-type="float" office:value="6.55699" calcext:value-type="float">
            <text:p>6.55699</text:p>
          </table:table-cell>
          <table:table-cell office:value-type="float" office:value="4.71411" calcext:value-type="float">
            <text:p>4.71411</text:p>
          </table:table-cell>
          <table:table-cell/>
          <table:table-cell office:value-type="float" office:value="5.64738" calcext:value-type="float">
            <text:p>5.64738</text:p>
          </table:table-cell>
          <table:table-cell office:value-type="float" office:value="7.11159" calcext:value-type="float">
            <text:p>7.11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8:27:21.601699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1:58:40.607284063</meta:creation-date>
    <dc:date>2024-04-04T19:19:53.414061628</dc:date>
    <meta:editing-duration>PT8M45S</meta:editing-duration>
    <meta:editing-cycles>2</meta:editing-cycles>
    <meta:generator>LibreOffice/7.0.4.2$Linux_X86_64 LibreOffice_project/00$Build-2</meta:generator>
    <meta:document-statistic meta:table-count="1" meta:cell-count="85" meta:object-count="0"/>
  </office:meta>
</office:document-meta>
</file>